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2cm" style:rel-column-width="1247*"/>
    </style:style>
    <style:style style:name="Table1.B" style:family="table-column">
      <style:table-column-properties style:column-width="2.198cm" style:rel-column-width="1246*"/>
    </style:style>
    <style:style style:name="Table1.1" style:family="table-row">
      <style:table-row-properties style:min-row-height="0.86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background-color="#c0c0c0">
        <style:background-image/>
      </style:paragraph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Project</text:p>
          </table:table-cell>
          <table:table-cell table:style-name="Table1.A1" office:value-type="string">
            <text:p text:style-name="P1">Language</text:p>
          </table:table-cell>
          <table:table-cell table:style-name="Table1.A1" office:value-type="string">
            <text:p text:style-name="P1">SLOC</text:p>
          </table:table-cell>
          <table:table-cell table:style-name="Table1.A1" office:value-type="string">
            <text:p text:style-name="P1">Taxon</text:p>
          </table:table-cell>
          <table:table-cell table:style-name="Table1.A1" office:value-type="string">
            <text:p text:style-name="P1">Activity</text:p>
          </table:table-cell>
          <table:table-cell table:style-name="Table1.A1" office:value-type="string">
            <text:p text:style-name="P1">Age (days)</text:p>
          </table:table-cell>
          <table:table-cell table:style-name="Table1.A1" office:value-type="string">
            <text:p text:style-name="P1">Age (RSN)</text:p>
          </table:table-cell>
          <table:table-cell table:style-name="Table1.H1" office:value-type="string">
            <text:p text:style-name="P1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alacarte-svn.tar.bz2">alacarte</text:a> <text:bookmark text:name="line-25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bug-buddy-svn.tar.bz2">bug-buddy</text:a> <text:bookmark text:name="line-26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deskbar-applet-svn.tar.bz2">deskbar-applet</text:a> <text:bookmark text:name="line-27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eel-svn.tar.bz2">eel</text:a> <text:bookmark text:name="line-28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ekiga-svn.tar.bz2">ekiga</text:a> <text:bookmark text:name="line-29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eog-svn.tar.bz2">eog</text:a> <text:bookmark text:name="line-30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epiphany-svn.tar.bz2">epiphany</text:a> <text:bookmark text:name="line-31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evince-svn.tar.bz2">evince</text:a> <text:bookmark text:name="line-32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evolution-data-server-svn.tar.bz2">evolution-data-server</text:a> <text:bookmark text:name="line-33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evolution-exchange-svn.tar.bz2">evolution-exchange</text:a> <text:bookmark text:name="line-34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evolution-svn.tar.bz2">evolution</text:a> <text:bookmark text:name="line-35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evolution-webcal-svn.tar.bz2">evolution-webcal</text:a> <text:bookmark text:name="line-36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fast-user-switch-applet-svn.tar.bz2">fast-user-switch-applet</text:a> <text:bookmark text:name="line-37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file-roller-svn.tar.bz2">file-roller</text:a> <text:bookmark text:name="line-38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calctool-svn.tar.bz2">gcalctool</text:a> <text:bookmark text:name="line-39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conf-editor-svn.tar.bz2">gconf-editor</text:a> <text:bookmark text:name="line-40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dm-svn.tar.bz2">gdm</text:a> <text:bookmark text:name="line-41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edit-svn.tar.bz2">gedit</text:a> <text:bookmark text:name="line-42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applets-svn.tar.bz2">gnome-applets</text:a> <text:bookmark text:name="line-43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backgrounds-svn.tar.bz2">gnome-backgrounds</text:a> <text:bookmark text:name="line-44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ext:soft-page-break/>
        <table:table-row>
          <table:table-cell table:style-name="Table1.A2" office:value-type="string">
            <text:p text:style-name="Text_20_body"><text:a xlink:type="simple" xlink:href="http://msr.uwaterloo.ca/msr2009/challenge/gnome_data/repositories/gnome-control-center-svn.tar.bz2">gnome-control-center</text:a> <text:bookmark text:name="line-45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desktop-svn.tar.bz2">gnome-desktop</text:a> <text:bookmark text:name="line-46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doc-utils-svn.tar.bz2">gnome-doc-utils</text:a> <text:bookmark text:name="line-47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games-svn.tar.bz2">gnome-games</text:a> <text:bookmark text:name="line-48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icon-theme-svn.tar.bz2">gnome-icon-theme</text:a> <text:bookmark text:name="line-49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keyring-manager-svn.tar.bz2">gnome-keyring-manager</text:a> <text:bookmark text:name="line-50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keyring-svn.tar.bz2">gnome-keyring</text:a> <text:bookmark text:name="line-51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mag-svn.tar.bz2">gnome-mag</text:a> <text:bookmark text:name="line-52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media-svn.tar.bz2">gnome-media</text:a> <text:bookmark text:name="line-53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menus-svn.tar.bz2">gnome-menus</text:a> <text:bookmark text:name="line-54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netstatus-svn.tar.bz2">gnome-netstatus</text:a> <text:bookmark text:name="line-55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nettool-svn.tar.bz2">gnome-nettool</text:a> <text:bookmark text:name="line-56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panel-svn.tar.bz2">gnome-panel</text:a> <text:bookmark text:name="line-57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power-manager-svn.tar.bz2">gnome-power-manager</text:a> <text:bookmark text:name="line-58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screensaver-svn.tar.bz2">gnome-screensaver</text:a> <text:bookmark text:name="line-59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session-svn.tar.bz2">gnome-session</text:a> <text:bookmark text:name="line-60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ext:soft-page-break/>
        <table:table-row>
          <table:table-cell table:style-name="Table1.A2" office:value-type="string">
            <text:p text:style-name="Text_20_body"><text:a xlink:type="simple" xlink:href="http://msr.uwaterloo.ca/msr2009/challenge/gnome_data/repositories/gnome-speech-svn.tar.bz2">gnome-speech</text:a> <text:bookmark text:name="line-61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system-monitor-svn.tar.bz2">gnome-system-monitor</text:a> <text:bookmark text:name="line-62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system-tools-svn.tar.bz2">gnome-system-tools</text:a> <text:bookmark text:name="line-63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terminal-svn.tar.bz2">gnome-terminal</text:a> <text:bookmark text:name="line-64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themes-svn.tar.bz2">gnome-themes</text:a> <text:bookmark text:name="line-65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user-docs-svn.tar.bz2">gnome-user-docs</text:a> <text:bookmark text:name="line-66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utils-svn.tar.bz2">gnome-utils</text:a> <text:bookmark text:name="line-67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-volume-manager-svn.tar.bz2">gnome-volume-manager</text:a> <text:bookmark text:name="line-68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nome_logs.tar.bz2">gnome_logs.tar.bz2</text:a> <text:bookmark text:name="line-69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ok-svn.tar.bz2">gok</text:a> <text:bookmark text:name="line-70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tk-engines-svn.tar.bz2">gtk-engines</text:a> <text:bookmark text:name="line-71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tkhtml-svn.tar.bz2">gtkhtml</text:a> <text:bookmark text:name="line-72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tksourceview-svn.tar.bz2">gtksourceview</text:a> <text:bookmark text:name="line-73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gucharmap-svn.tar.bz2">gucharmap</text:a> <text:bookmark text:name="line-74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libgail-gnome-svn.tar.bz2">libgail-gnome</text:a> <text:bookmark text:name="line-75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libgnomekbd-svn.tar.bz2">libgnomekbd</text:a> <text:bookmark text:name="line-76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libgtop-svn.tar.bz2">libgtop</text:a> <text:bookmark text:name="line-77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liboobs-svn.tar.bz2">liboobs</text:a> <text:bookmark text:name="line-78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ext:soft-page-break/>
        <table:table-row>
          <table:table-cell table:style-name="Table1.A2" office:value-type="string">
            <text:p text:style-name="Text_20_body"><text:a xlink:type="simple" xlink:href="http://msr.uwaterloo.ca/msr2009/challenge/gnome_data/repositories/librsvg-svn.tar.bz2">librsvg</text:a> <text:bookmark text:name="line-79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libsoup-svn.tar.bz2">libsoup</text:a> <text:bookmark text:name="line-80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libwnck-svn.tar.bz2">libwnck</text:a> <text:bookmark text:name="line-81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metacity-svn.tar.bz2">metacity</text:a> <text:bookmark text:name="line-82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nautilus-cd-burner-svn.tar.bz2">nautilus-cd-burner</text:a> <text:bookmark text:name="line-83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nautilus-svn.tar.bz2">nautilus</text:a> <text:bookmark text:name="line-84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orca-svn.tar.bz2">orca</text:a> <text:bookmark text:name="line-85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seahorse-svn.tar.bz2">seahorse</text:a> <text:bookmark text:name="line-86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sound-juicer-svn.tar.bz2">sound-juicer</text:a> <text:bookmark text:name="line-87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tomboy-svn.tar.bz2">tomboy</text:a> <text:bookmark text:name="line-88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totem-svn.tar.bz2">totem</text:a> <text:bookmark text:name="line-89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vino-svn.tar.bz2">vino</text:a> <text:bookmark text:name="line-90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vte-svn.tar.bz2">vte</text:a> <text:bookmark text:name="line-91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yelp-svn.tar.bz2">yelp</text:a> <text:bookmark text:name="line-92"/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<text:a xlink:type="simple" xlink:href="http://msr.uwaterloo.ca/msr2009/challenge/gnome_data/repositories/zenity-svn.tar.bz2">zenity</text:a>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H2" office:value-type="string">
            <text:p text:style-name="Text_20_body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eil Ernst</meta:initial-creator>
    <meta:creation-date>2008-11-03T13:54:32</meta:creation-date>
    <meta:document-statistic meta:table-count="1" meta:image-count="0" meta:object-count="0" meta:page-count="4" meta:paragraph-count="76" meta:word-count="147" meta:character-count="957"/>
    <dc:date>2008-11-03T13:59:11</dc:date>
    <dc:creator>Neil Ernst</dc:creator>
    <meta:editing-duration>PT00H04M42S</meta:editing-duration>
    <meta:editing-cycles>1</meta:editing-cycles>
    <meta:generator>OpenOffice.org/3.0$Linux OpenOffice.org_project/300m9$Build-9358</meta:generator>
  </office:meta>
</office:document-meta>
</file>